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13e787"/>
    </style:style>
    <style:style style:name="P2" style:family="paragraph" style:parent-style-name="Standard">
      <style:text-properties officeooo:rsid="0017f25a" officeooo:paragraph-rsid="0013e787"/>
    </style:style>
    <style:style style:name="P3" style:family="paragraph" style:parent-style-name="Standard">
      <style:text-properties officeooo:rsid="00190881" officeooo:paragraph-rsid="0013e787"/>
    </style:style>
    <style:style style:name="P4" style:family="paragraph" style:parent-style-name="Standard">
      <style:text-properties fo:font-weight="bold" officeooo:rsid="000fa9d3" officeooo:paragraph-rsid="0013e787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3e787" style:font-weight-asian="bold" style:font-weight-complex="bold"/>
    </style:style>
    <style:style style:name="P6" style:family="paragraph" style:parent-style-name="Standard">
      <style:text-properties officeooo:rsid="00140528" officeooo:paragraph-rsid="00140528"/>
    </style:style>
    <style:style style:name="T1" style:family="text">
      <style:text-properties officeooo:rsid="0015081b"/>
    </style:style>
    <style:style style:name="T2" style:family="text">
      <style:text-properties officeooo:rsid="000fa9d3"/>
    </style:style>
    <style:style style:name="T3" style:family="text">
      <style:text-properties officeooo:rsid="0013e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3">Min Max scaling on the entire dataset</text:span></text:p>
      <text:p text:style-name="P2">ReLU activation function in all layers, <text:span text:style-name="T1">with sigmoid activation to scale values between 0 and 1, followed by SBAF with parameters: alpha=0.1, k=0.91</text:span></text:p>
      <text:p text:style-name="P3">Validation loss after <text:span text:style-name="T2">400 epochs: </text:span></text:p>
      <text:p text:style-name="P4">Learning rate=<text:span text:style-name="T3">4m/Kz</text:span></text:p>
      <text:p text:style-name="P5">Same random weights initialized for constant and adaptive learning rate schemes</text:p>
      <text:p text:style-name="P1">SGD optimizer</text:p>
      <text:p text:style-name="P1"/>
      <text:p text:style-name="P6">Max Derivative of SBAF: infinity</text:p>
      <text:p text:style-name="P6"/>
      <text:p text:style-name="P6">Exploding gradient proble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0:45:32.837266494</meta:creation-date>
    <dc:date>2019-10-26T17:50:06.383704079</dc:date>
    <meta:editing-duration>PT11M2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65" meta:character-count="450" meta:non-whitespace-character-count="392"/>
  </office:meta>
</office:document-meta>
</file>